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F00000363DD38C723C1E17EE8.png" manifest:media-type="image/png"/>
  <manifest:file-entry manifest:full-path="Pictures/10000001000002BF0000030C073CA988D1B643AB.png" manifest:media-type="image/png"/>
  <manifest:file-entry manifest:full-path="Pictures/10000001000002EC0000019030F809C9E0385B5D.png" manifest:media-type="image/png"/>
  <manifest:file-entry manifest:full-path="Pictures/10000001000002A5000000E6A03843A5A9560B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31313" loext:opacity="100%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131313" loext:opacity="100%" style:font-name="Roboto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3" draw:name="Image1" text:anchor-type="char" svg:x="0.15cm" svg:y="0.104cm" svg:width="17cm" svg:height="5.775cm" draw:z-index="0"><draw:image xlink:href="Pictures/10000001000002A5000000E6A03843A5A9560B52.png" xlink:type="simple" xlink:show="embed" xlink:actuate="onLoad" draw:mime-type="image/png"/></draw:frame></text:p>
      <text:p text:style-name="P1"><text:s/></text:p>
      <text:p text:style-name="P2"/>
      <text:p text:style-name="P1"><draw:frame draw:style-name="fr3" draw:name="Image2" text:anchor-type="char" svg:x="0.002cm" svg:y="0.026cm" svg:width="17cm" svg:height="9.091cm" draw:z-index="1"><draw:image xlink:href="Pictures/10000001000002EC0000019030F809C9E0385B5D.png" xlink:type="simple" xlink:show="embed" xlink:actuate="onLoad" draw:mime-type="image/png"/></draw:frame><text:s text:c="13"/></text:p>
      <text:p text:style-name="P1"/>
      <text:p text:style-name="P1"/>
      <text:p text:style-name="P1"/>
      <text:p text:style-name="P1"/>
      <text:p text:style-name="P1"><draw:frame draw:style-name="fr2" draw:name="Image3" text:anchor-type="char" svg:width="17cm" svg:height="18.861cm" draw:z-index="2"><draw:image xlink:href="Pictures/10000001000002BF0000030C073CA988D1B643AB.png" xlink:type="simple" xlink:show="embed" xlink:actuate="onLoad" draw:mime-type="image/png"/></draw:frame><text:soft-page-break/></text:p>
      <text:p text:style-name="P1"/>
      <text:p text:style-name="P1"><draw:frame draw:style-name="fr1" draw:name="Image4" text:anchor-type="char" svg:width="17cm" svg:height="20.966cm" draw:z-index="3"><draw:image xlink:href="Pictures/10000001000002BF00000363DD38C723C1E17EE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1:08:32.323085808</meta:creation-date>
    <dc:date>2023-11-21T15:57:17.804018534</dc:date>
    <meta:editing-duration>PT12M51S</meta:editing-duration>
    <meta:editing-cycles>1</meta:editing-cycles>
    <meta:document-statistic meta:table-count="0" meta:image-count="4" meta:object-count="0" meta:page-count="5" meta:paragraph-count="2" meta:word-count="0" meta:character-count="14" meta:non-whitespace-character-count="0"/>
    <meta:generator>LibreOffice/7.3.7.2$Linux_X86_64 LibreOffice_project/30$Build-2</meta:generator>
  </office:meta>
</office:document-meta>
</file>